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7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JUV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ENES HUALLPARIMACHI, JH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AQP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ENES HUALLPARIMACHI, JH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ROSS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903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0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1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01:15:1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